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end" style:justify-single-word="false"/>
    </style:style>
    <style:style style:name="P5" style:family="paragraph" style:parent-style-name="Standard">
      <style:paragraph-properties fo:text-align="start" style:justify-single-word="false"/>
      <style:text-properties fo:font-style="normal" style:font-style-asian="normal" style:font-style-complex="normal"/>
    </style:style>
    <style:style style:name="P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8" style:family="paragraph" style:parent-style-name="Standard" style:list-style-name="L1">
      <style:paragraph-properties fo:text-align="start" style:justify-single-word="false"/>
      <style:text-properties fo:font-style="normal" style:font-style-asian="normal" style:font-style-complex="normal"/>
    </style:style>
    <style:style style:name="T1" style:family="text">
      <style:text-properties fo:font-style="italic" style:font-style-asian="italic" style:font-style-complex="italic"/>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Overview of the Stage and Laser System</text:p>
      <text:p text:style-name="P4">Paul Csonka</text:p>
      <text:p text:style-name="P1"/>
      <text:p text:style-name="P1"><text:tab/>The purpose of this calibration system is to provide a means to position a laser diode in XYZ coordinates, and to control the diode's intensity, pulse duration, and trigger timing. <text:s/>This document provides some details on the physical system, how the stage and laser systems are controlled, as well as details on the various user interfaces.</text:p>
      <text:p text:style-name="P1"/>
      <text:p text:style-name="P3"><text:tab/>Mechanical</text:p>
      <text:p text:style-name="P1"/>
      <text:p text:style-name="P1"><text:tab/>The stage has been constructed to be able to move the laser above a detector plane, and as such, the detector is placed so that it is straddles by the stage.</text:p>
      <text:p text:style-name="P1"><text:tab/>All three axes are linear actuators driven by steppers driving ground ballscrews, and a pair of preloaded recirculating bearings that are attached to the power point. <text:s/>The power point is supported by a set of two linear support rails, with two bearings per rail. <text:s/>Call the X axis the bottom-most actuator that is fixed to the table, and the Y axis the actuator that physically moves in space as the X axis is varied. <text:s/>The Y actuator is also supported by an outrunner rail so that cantilever moments are eliminated as the axis positions are varied. <text:s/>The Z axis is the axis that moves perpendicular to the ground plane.</text:p>
      <text:p text:style-name="P1"><text:tab/>Two end-of-travel and home switches are provided for the X,Y axes; no switches are present on the Z axis. <text:s/>These switches are brought back to the electronics enclosure via a separate cable.</text:p>
      <text:p text:style-name="P1"/>
      <text:p text:style-name="P1">Travel: 40cm for X,Y; 3 cm for Z.</text:p>
      <text:p text:style-name="P1">Loading: XY stages up to 100kg, Z stage up to 1kg.</text:p>
      <text:p text:style-name="P1">Total system mass: about <text:s/>40kg for all three stages.</text:p>
      <text:p text:style-name="P1"/>
      <text:p text:style-name="P1"/>
      <text:p text:style-name="P3"><text:tab/>Electrical/Electronics</text:p>
      <text:p text:style-name="P1"/>
      <text:p text:style-name="P1"><text:span text:style-name="T1">Power</text:span>:</text:p>
      <text:p text:style-name="P1"><text:tab/>A MeanWell power supply provides 48V motor power, as well as 5V logic power to the motor controllers (QCI SmartDust series).</text:p>
      <text:p text:style-name="P1"/>
      <text:p text:style-name="P1"><text:span text:style-name="T1">Motor Drivers</text:span>:</text:p>
      <text:p text:style-name="P1"><text:tab/>All three steppers are driven by identical motor controllers, each of whos parameters are initialized to the specific motor they are controlling. <text:s/>Each controller has a unique ID so that the host computer can communicate with the axis intended. <text:s/>ID's for all commands are as follows: x/y/z axes are 1/2/3. <text:s/>The laser has its own ID of 4, although this is for logistical purposes as opposed to addressing a specific controller.</text:p>
      <text:p text:style-name="P1"/>
      <text:p text:style-name="P1"><text:span text:style-name="T1">Communications</text:span>:</text:p>
      <text:p text:style-name="P1"><text:tab/><text:span text:style-name="T1">Motors</text:span></text:p>
      <text:p text:style-name="P1"><text:tab/>The motor controllers are given commands from the host computer via an RS-232 link. <text:s/>The link is bidirectional to allow the host to detect errors or successful completion of a commanded task. <text:s/>This link can be configured for various baudrates and settings, but is by default set to 57.6k (8N2, no flow control). <text:s/>The communication is more reliable when an ACK delay is inserted before the motor controllers respond to the hose, and as such, part of the initialization routine consists of changing the ACK delay to 10ms.</text:p>
      <text:p text:style-name="P1"><text:tab/><text:span text:style-name="T1">Laser</text:span></text:p>
      <text:p text:style-name="P1"><text:soft-page-break/><text:tab/>The laser driver is controlled via an RS-232 link as well, although through a KeySpan USB to Serial converter (a few other brands did not work reliably). <text:s/>The baudrate is configurable, but on power up is 1200 (8N1, hardware flow control), and is set during its initialization routine to disable flow control. <text:s/>Responses are not taken into consideration given the format they are received in, and as such, it is assumed that all commands sent to the laser are successfully received and processed. <text:s/>Note that at the low and reliable 1200 baud, in several hundred trial commands, not one command has been lost yet.</text:p>
      <text:p text:style-name="P1"><text:tab/><text:span text:style-name="T1">Client/Server</text:span></text:p>
      <text:p text:style-name="P5"><text:tab/>The main stage software (which controls the motors and laser) can be operated in one of several modes, one of which is a remote TCP connection to client software. <text:s/>If a network connection is available, the program just has to be run in TCP mode. <text:s/>At the highest level, all information between the client (remote) and server (local controller program) <text:s/>are with XML packets that contain an ID, a command number, and various parameters for that command. <text:s/>An XML parser in the client and server allows bidirectional TCP communication.</text:p>
      <text:p text:style-name="P1"/>
      <text:p text:style-name="P1"/>
      <text:p text:style-name="P3"><text:tab/>User Interface</text:p>
      <text:p text:style-name="P3"/>
      <text:p text:style-name="P5"><text:tab/>The main stage software (which controls the motors and laser) can be operated in one of several modes:</text:p>
      <text:p text:style-name="P5"/>
      <text:p text:style-name="P5">1)<text:tab/> All its functions can run directly from another program if the stage.h file is included. <text:s/>All the implemented motor and laser system library functions can be accessed using this method.</text:p>
      <text:p text:style-name="P5"/>
      <text:p text:style-name="P5">2) <text:tab/>The program can be operated remotely over TCP/IP. <text:s/>When the main program is run in server mode (the command line has a port number (eg. “./stage 55175”) as an argument), the provided client software can connect to the server for remote operation. <text:s/>Here's an example client command to connect to the above server, running on a computer named ppa-pc83230-l, my desktop computer: “./client <text:s/>ppa-pc83230-l 55175 cmd”. <text:s/>This connects to port 55175 of the computer called ppa-pc83230-l, and operates the software in command-input mode.</text:p>
      <text:p text:style-name="P5"><text:tab/>The complete connection would thus be:</text:p>
      <text:list xml:id="list1842126588" text:style-name="L1">
        <text:list-item>
          <text:list>
            <text:list-header>
              <text:p text:style-name="P8"><text:span text:style-name="T1">Server side</text:span>: “./stage 55175”</text:p>
              <text:p text:style-name="P8">Wait about 20 seconds for the system to initialize and be ready for remote connections. </text:p>
              <text:p text:style-name="P8"><text:span text:style-name="T1">Client side</text:span>: “./client ppa-pc83230-l 55175 cmd”</text:p>
              <text:p text:style-name="P8">If the connection is established, the client will display a “waiting for command”-type message.</text:p>
            </text:list-header>
          </text:list>
        </text:list-item>
      </text:list>
      <text:p text:style-name="P5"><text:tab/>The last argument for the client can be either “cmd” or “qt”. <text:s/>In command input mode (“cmd”), as in the example above, a user types in commands at the prompt that will appear, in the form of &lt;ID&gt;&lt;SPACE&gt;&lt;Command Number&gt;&lt;SPACE&gt;&lt;Optional Parameter1&gt;&lt;SPACE&gt;&lt;Optional Parameter2&gt;.</text:p>
      <text:p text:style-name="P5"><text:tab/>The ID can be either a numeric ID such as 1 for the x axis, 2 for Y, 3 for Z, 4 for Laser; or a symbolic entry like “x” for the x axis, “y” for Y, “z” for Z.</text:p>
      <text:p text:style-name="P5"><text:tab/>Here's an example. <text:s/>The command number for locating the home point is “1”. <text:s/>So a complete command input to have the x axis find its home point would be: “x 1” (then press Enter). <text:s/>Or, to move a relative distance of 0.01cm, the command could be “x 3 0.01” (then press Enter). <text:s/>(The command numbers are defined in the serial.h file). <text:s/>The client will create an XML packet from this command and send it to the server. <text:s/>The server will parse and execute this command, and upon command completion, returns an XML message to the client that becomes a success message of &lt;ID&gt;&lt;SPACE&gt;&lt;Position of ID&gt;, or &lt;ID&gt;&lt;SPACE&gt;&lt;-1.2345&gt; for an error that means the command was not carried out.</text:p>
      <text:p text:style-name="P5"><text:tab/>Typing “end” (and then Enter) to the prompt invokes a special case where the client sends Kill <text:soft-page-break/>and shutdown commands to the server, and after those are completed, the client closes its own connection and the exits.</text:p>
      <text:p text:style-name="P5"/>
      <text:p text:style-name="P5">3)<text:tab/>The program can be operated remotely over TCP as in the previous mode, but with a QT graphical interface. <text:s/>In this case, the last client parameter is “qt” instead of “cmd”. <text:s/>For example, with the same parameters as before, “./client ppa-pc83230-l 55175 qt”. <text:s/>The interface panel gives control of several functions, but not the more complete library the command input mode allows. <text:s/>The QT panel can control: relative XYZ motions, absolute XYZ positions, location of home point, redefinition of home point, movement to home point, the setting of laser parameters (width, amplitude), trigger laser, and return all current axes coordinates. <text:s/>The Exit button shuts down the program. <text:s/>A Status Bar on the bottom of the panel displays a success message after a successful command completion, and all axis position displays are updated after each successful command completion.</text:p>
      <text:p text:style-name="P5"/>
      <text:p text:style-name="P5">4) <text:tab/>The main program (the server) can be locally operated with a qt panel interface, i.e. no network connection. <text:s/>To operate in this mode, instead of a port number, “qt” is inputted as the command line parameter: “./stage qt”. <text:s/>This opens a panel that is very similar to the one used in the client's QT panel mode. <text:s/>This operating mode is useful for debugging, or for direct and easy local control of the unit if working near the stage system.</text:p>
      <text:p text:style-name="P5"/>
      <text:p text:style-name="P5"/>
      <text:p text:style-name="P6"><text:tab/>Known Problems, and Things to Change</text:p>
      <text:p text:style-name="P7"/>
      <text:p text:style-name="P7"><text:tab/>If the client quits, the server will close the port. <text:s/>Therefore the server must be restarted before a new connection attempt. <text:s/>Ideally the server will restart itself and wait for a connection again, thereby having an always-live server that can be connected to at any time. <text:s/>I haven't found a way around this yet to keep the server alive at all times.</text:p>
      <text:p text:style-name="P7"/>
      <text:p text:style-name="P7"><text:tab/>All positions are in micrometers. <text:s/>Floating point boxes would be more convenient, but QT3.3 doesn't support them. <text:s/>Instead of writing custom spinboxes I just had the units in micrometers. <text:s/>But this makes for long number when trying to travel 17.5cm, for example: 175000.</text:p>
      <text:p text:style-name="P7"/>
      <text:p text:style-name="P7"><text:tab/>The external linear encoders on the stages can also be used instead of the internal motor encoders. <text:s/>To use those instead, comment in the corresponding portions of the motor initialization (in stage.cc). <text:s/>The external linear encoder is lower resolution at 20 um instead of the few um of the motors; but positioning with the external encoders should be more repeatable under varying conditions.</text:p>
      <text:p text:style-name="P7"/>
      <text:p text:style-name="P7"><text:tab/>The laser controller was purchased as a custom design, specified to operate 2-50ns width, 0-10V amplitude. <text:s/>However, after measurements of its different operating modes, it's clear that the range is a bit more restricted. <text:s/>Below 7-8ns or so and 200mV or so, the signal is no longer clean and looks more like an attenuated wave than a clean pulse. <text:s/>Above several hundred mV, pulses down to 4ns or so look fairly clean.</text:p>
      <text:p text:style-name="P7"/>
      <text:p text:style-name="P7"><text:tab/>If the computer's tokens have expired, the system may lock up while running, in both command or GUI modes. <text:s/>Rerun “kinit” in a shell to update toke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ul Csonka</meta:initial-creator>
    <meta:creation-date>2010-08-16T13:40:47</meta:creation-date>
    <meta:generator>OpenOffice.org/3.1$Unix OpenOffice.org_project/310m19$Build-9420</meta:generator>
    <dc:date>2010-09-23T13:01:01</dc:date>
    <dc:creator>Paul Csonka</dc:creator>
    <meta:editing-duration>PT24H15M28S</meta:editing-duration>
    <meta:editing-cycles>58</meta:editing-cycles>
    <meta:document-statistic meta:table-count="0" meta:image-count="0" meta:object-count="0" meta:page-count="3" meta:paragraph-count="43" meta:word-count="1574" meta:character-count="9201"/>
  </office:meta>
</office:document-meta>
</file>